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22.00pt" fo:font-weight="bold" fo:font-family="Calibri" style:font-family-asian="Calibri" style:font-family-complex="Calibri" fo:background-color="transparent" style:use-window-font-color="true"/>
    </style:style>
    <style:style style:name="T2" style:family="text">
      <style:text-properties fo:font-size="18.00pt" fo:font-weight="bold" fo:font-family="Calibri" style:font-family-asian="Calibri" style:font-family-complex="Calibri" fo:background-color="transparent" style:use-window-font-color="true"/>
    </style:style>
    <style:style style:name="T3" style:family="text">
      <style:text-properties fo:font-size="12.00pt" fo:font-weight="normal" fo:font-family="Calibri" style:font-family-asian="Calibri" style:font-family-complex="Calibri" fo:background-color="transparent" style:use-window-font-color="true"/>
    </style:style>
    <style:style style:name="T4" style:family="text">
      <style:text-properties fo:font-size="12.00pt" fo:font-weight="bold" fo:font-family="Calibri" style:font-family-asian="Calibri" style:font-family-complex="Calibri" fo:background-color="transparent" style:use-window-font-color="true"/>
    </style:style>
    <style:style style:name="T5" style:family="text">
      <style:text-properties fo:font-size="12.00pt" fo:font-weight="normal" fo:font-family="Calibri" style:font-family-asian="Calibri" style:font-family-complex="Calibri" fo:background-color="transparent" style:use-window-font-color="true"/>
    </style:style>
    <style:style style:name="T6" style:family="text">
      <style:text-properties fo:font-size="12.00pt" fo:font-weight="bold" fo:font-family="Calibri" style:font-family-asian="Calibri" style:font-family-complex="Calibri" fo:background-color="transparent" style:use-window-font-color="true"/>
    </style:style>
    <style:style style:name="T7" style:family="text">
      <style:text-properties fo:font-size="12.00pt" fo:font-weight="normal" fo:font-family="Calibri" style:font-family-asian="Calibri" style:font-family-complex="Calibri" fo:background-color="transparent" style:use-window-font-color="true"/>
    </style:style>
    <style:style style:name="T8" style:family="text">
      <style:text-properties fo:font-size="12.00pt" fo:font-weight="bold" fo:font-family="Calibri" style:font-family-asian="Calibri" style:font-family-complex="Calibri"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normal" fo:font-family="Calibri" style:font-family-asian="Calibri" style:font-family-complex="Calibri" fo:background-color="transparent" style:use-window-font-color="true"/>
    </style:style>
    <style:style style:name="T11" style:family="text">
      <style:text-properties fo:font-size="12.00pt" fo:font-weight="bold" fo:font-family="Calibri" style:font-family-asian="Calibri" style:font-family-complex="Calibri" fo:background-color="transparent" style:use-window-font-color="true"/>
    </style:style>
    <style:style style:name="T12" style:family="text">
      <style:text-properties fo:font-size="12.00pt" fo:font-weight="normal" fo:font-family="Calibri" style:font-family-asian="Calibri" style:font-family-complex="Calibri" fo:background-color="transparent" style:use-window-font-color="true"/>
    </style:style>
    <style:style style:name="T13" style:family="text">
      <style:text-properties fo:font-size="12.00pt" fo:font-weight="bold" fo:font-family="Calibri" style:font-family-asian="Calibri" style:font-family-complex="Calibri" fo:background-color="transparent" style:use-window-font-color="true"/>
    </style:style>
    <style:style style:name="T14" style:family="text">
      <style:text-properties fo:font-size="12.00pt" fo:font-weight="normal" fo:font-family="Calibri" style:font-family-asian="Calibri" style:font-family-complex="Calibri" fo:background-color="transparent" style:use-window-font-color="true"/>
    </style:style>
    <style:style style:name="T15" style:family="text">
      <style:text-properties fo:font-size="12.00pt" fo:font-weight="bold" fo:font-family="Calibri" style:font-family-asian="Calibri" style:font-family-complex="Calibri" fo:background-color="transparent" style:use-window-font-color="true"/>
    </style:style>
    <style:style style:name="T16" style:family="text">
      <style:text-properties fo:font-size="12.00pt" fo:font-weight="normal" fo:font-family="Calibri" style:font-family-asian="Calibri" style:font-family-complex="Calibri" fo:background-color="transparent" style:use-window-font-color="true"/>
    </style:style>
    <style:style style:name="T17" style:family="text">
      <style:text-properties fo:font-size="12.00pt" fo:font-weight="bold" fo:font-family="Calibri" style:font-family-asian="Calibri" style:font-family-complex="Calibri" fo:background-color="transparent" style:use-window-font-color="true"/>
    </style:style>
    <style:style style:name="T18" style:family="text">
      <style:text-properties fo:font-size="12.00pt" fo:font-weight="normal" fo:font-family="Calibri" style:font-family-asian="Calibri" style:font-family-complex="Calibri" fo:background-color="transparent" style:use-window-font-color="true"/>
    </style:style>
    <style:style style:name="T19" style:family="text">
      <style:text-properties fo:font-size="12.00pt" fo:font-weight="bold" fo:font-family="Calibri" style:font-family-asian="Calibri" style:font-family-complex="Calibri" fo:background-color="transparent" style:use-window-font-color="true"/>
    </style:style>
    <style:style style:name="T20" style:family="text">
      <style:text-properties fo:font-size="12.00pt" fo:font-weight="normal" fo:font-family="Calibri" style:font-family-asian="Calibri" style:font-family-complex="Calibri" fo:background-color="transparent" style:use-window-font-color="true"/>
    </style:style>
    <style:style style:name="T21" style:family="text">
      <style:text-properties fo:font-size="12.00pt" fo:font-weight="bold" fo:font-family="Calibri" style:font-family-asian="Calibri" style:font-family-complex="Calibri" fo:background-color="transparent" style:use-window-font-color="true"/>
    </style:style>
    <style:style style:name="T22" style:family="text">
      <style:text-properties fo:font-size="12.00pt" fo:font-weight="normal" fo:font-family="Calibri" style:font-family-asian="Calibri" style:font-family-complex="Calibri" fo:background-color="transparent" style:use-window-font-color="true"/>
    </style:style>
    <style:style style:name="T23" style:family="text">
      <style:text-properties fo:font-size="12.00pt" fo:font-weight="bold" fo:font-family="Calibri" style:font-family-asian="Calibri" style:font-family-complex="Calibri" fo:background-color="transparent" style:use-window-font-color="true"/>
    </style:style>
    <style:style style:name="T24" style:family="text">
      <style:text-properties fo:font-size="12.00pt" fo:font-weight="normal" fo:font-family="Calibri" style:font-family-asian="Calibri" style:font-family-complex="Calibri" fo:background-color="transparent" style:use-window-font-color="true"/>
    </style:style>
    <style:style style:name="T25" style:family="text">
      <style:text-properties fo:font-size="12.00pt" fo:font-weight="bold" fo:font-family="Calibri" style:font-family-asian="Calibri" style:font-family-complex="Calibri" fo:background-color="transparent" style:use-window-font-color="true"/>
    </style:style>
    <style:style style:name="T26" style:family="text">
      <style:text-properties fo:font-size="12.00pt" fo:font-weight="normal" fo:font-family="Calibri" style:font-family-asian="Calibri" style:font-family-complex="Calibri" fo:background-color="transparent" style:use-window-font-color="true"/>
    </style:style>
    <style:style style:name="T27" style:family="text">
      <style:text-properties fo:font-size="12.00pt" fo:font-weight="bold" fo:font-family="Calibri" style:font-family-asian="Calibri" style:font-family-complex="Calibri" fo:background-color="transparent" style:use-window-font-color="true"/>
    </style:style>
    <style:style style:name="T28" style:family="text">
      <style:text-properties fo:font-size="12.00pt" fo:font-weight="normal" fo:font-family="Calibri" style:font-family-asian="Calibri" style:font-family-complex="Calibri" fo:background-color="transparent" style:use-window-font-color="true"/>
    </style:style>
    <style:style style:name="T29" style:family="text">
      <style:text-properties fo:font-size="12.00pt" fo:font-weight="bold" fo:font-family="Calibri" style:font-family-asian="Calibri" style:font-family-complex="Calibri" fo:background-color="transparent" style:use-window-font-color="true"/>
    </style:style>
    <style:style style:name="T30" style:family="text">
      <style:text-properties fo:font-size="12.00pt" fo:font-weight="normal" fo:font-family="Calibri" style:font-family-asian="Calibri" style:font-family-complex="Calibri" fo:background-color="transparent" style:use-window-font-color="true"/>
    </style:style>
    <style:style style:name="T31" style:family="text">
      <style:text-properties fo:font-size="12.00pt" fo:font-weight="bold" fo:font-family="Calibri" style:font-family-asian="Calibri" style:font-family-complex="Calibri" fo:background-color="transparent" style:use-window-font-color="true"/>
    </style:style>
    <style:style style:name="T32" style:family="text">
      <style:text-properties fo:font-size="12.00pt" fo:font-weight="normal" fo:font-family="Calibri" style:font-family-asian="Calibri" style:font-family-complex="Calibri"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22.00pt" fo:font-weight="bold" fo:font-family="Calibri" style:font-family-asian="Calibri" style:font-family-complex="Calibri" fo:background-color="transparent" style:use-window-font-color="true"/>
    </style:style>
    <style:style style:name="T35" style:family="text">
      <style:text-properties fo:font-size="20.00pt" fo:font-weight="bold" fo:font-family="Calibri" style:font-family-asian="Calibri" style:font-family-complex="Calibri" fo:background-color="transparent" style:use-window-font-color="true"/>
    </style:style>
    <style:style style:name="T36" style:family="text">
      <style:text-properties fo:font-size="18.00pt" fo:font-weight="bold" fo:font-family="Calibri" style:font-family-asian="Calibri" style:font-family-complex="Calibri"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center" fo:margin-bottom="10.00pt"/>
    </style:style>
    <style:style style:name="P2" style:family="paragraph">
      <style:paragraph-properties fo:line-height="115.00%" fo:text-align="justify" fo:margin-bottom="10.00pt"/>
    </style:style>
    <style:style style:name="P3" style:family="paragraph">
      <style:paragraph-properties fo:line-height="100.00%" fo:text-align="justify" fo:margin-bottom="10.00pt"/>
    </style:style>
    <style:style style:name="P4" style:family="paragraph">
      <style:paragraph-properties fo:line-height="115.00%" fo:text-align="center" fo:margin-bottom="10.00pt"/>
    </style:style>
    <style:style style:name="P5" style:family="paragraph">
      <style:paragraph-properties fo:line-height="115.00%" fo:text-align="left" fo:margin-bottom="10.00pt"/>
    </style:style>
    <style:style style:name="P6" style:family="paragraph">
      <style:paragraph-properties fo:line-height="100.00%" fo:text-align="justify" fo:margin-bottom="10.00pt"/>
    </style:style>
    <style:style style:name="P7" style:family="paragraph">
      <style:paragraph-properties fo:line-height="115.00%" fo:text-align="justify" fo:margin-bottom="10.00pt"/>
    </style:style>
  </office:automatic-styles>
  <office:body>
    <office:text>
      <text:p text:style-name="P1"><text:span text:style-name="T1">IoT Phase-3</text:span></text:p>
      <text:p text:style-name="P1"><text:span text:style-name="T2">public transport optimization</text:span></text:p>
      <text:p text:style-name="P2"><text:span text:style-name="T3">Public transport optimization using IoT (Internet of Things) is a strategy that leverages data and connectivity to enhance the efficiency, safety, and user experience of public transportation systems. IoT technology can be applied in various ways to improve public transit, from monitoring and managing vehicles and infrastructure to providing real-time information to passengers. Here are some key aspects of public transport optimization using IoT:</text:span></text:p>
      <text:p text:style-name="P2"><text:span text:style-name="T4">1. Fleet Management:</text:span></text:p>
      <text:p text:style-name="P2"><text:span text:style-name="T5"><text:s text:c="4"/>GPS and sensors can be installed in public transport vehicles to track their real-time location, speed, and operational status. This data can be used to optimize routes and schedules.</text:span></text:p>
      <text:p text:style-name="P2"><text:span text:style-name="T6">2. Predictive Maintenance:</text:span></text:p>
      <text:p text:style-name="P2"><text:span text:style-name="T7"><text:s text:c="4"/>IoT sensors can monitor the health of public transport vehicles, predicting when maintenance is needed to prevent breakdowns and reduce downtime.</text:span></text:p>
      <text:p text:style-name="P2"><text:span text:style-name="T8">3. Passenger Information:</text:span></text:p>
      <text:p text:style-name="P2"><text:span text:style-name="T9"><text:s text:c="3"/></text:span><text:span text:style-name="T10">IoT-enabled displays at stops and inside vehicles can provide real-time information about bus or train arrivals, delays, and route changes. Mobile apps can also offer this information to passengers.</text:span></text:p>
      <text:p text:style-name="P2"><text:span text:style-name="T11">4. Smart Ticketing:</text:span></text:p>
      <text:p text:style-name="P2"><text:span text:style-name="T12"><text:s text:c="3"/>Contactless payment systems, like NFC and QR codes, can be used for ticketing. This simplifies the boarding process and reduces the need for cash transactions.</text:span></text:p>
      <text:p text:style-name="P2"><text:span text:style-name="T13">5. Security and Safety:</text:span></text:p>
      <text:p text:style-name="P2"><text:span text:style-name="T14"><text:s text:c="4"/>IoT cameras and sensors can enhance the security of public transport systems, both for passengers and operators. They can monitor for security breaches and incidents.</text:span></text:p>
      <text:p text:style-name="P2"><text:span text:style-name="T15">6. Energy Efficiency:</text:span></text:p>
      <text:p text:style-name="P2"><text:span text:style-name="T16"><text:s text:c="3"/>IoT can help reduce energy consumption by optimizing routes and managing vehicle systems more efficiently.</text:span></text:p>
      <text:p text:style-name="P2"><text:span text:style-name="T17">7. Environmental Impact:</text:span></text:p>
      <text:p text:style-name="P2"><text:span text:style-name="T18"><text:s text:c="3"/>Public transport IoT solutions can provide data on emissions, helping cities monitor and reduce their environmental impact.</text:span></text:p>
      <text:p text:style-name="P2"><text:span text:style-name="T19">8. Demand-Responsive Transport:</text:span></text:p>
      <text:p text:style-name="P2"><text:span text:style-name="T20"><text:s text:c="4"/>IoT can enable on-demand or dynamically-routed transit systems that adapt to passenger demand, reducing wasted resources on underutilized routes.</text:span></text:p>
      <text:p text:style-name="P2"><text:span text:style-name="T21">9. Data Analytics:</text:span></text:p>
      <text:p text:style-name="P2"><text:span text:style-name="T22"><text:s text:c="3"/>Collecting and analyzing IoT data allows transportation agencies to make informed decisions, such as adjusting routes and schedules based on passenger trends and demands.</text:span></text:p>
      <text:p text:style-name="P2"><text:span text:style-name="T23">10. Integration with Smart Cities:</text:span></text:p>
      <text:p text:style-name="P2"><text:span text:style-name="T24"><text:s text:c="5"/>Public transport optimization can be part of a broader smart city strategy, integrating with other IoT solutions like traffic management, environmental monitoring, and city planning.</text:span></text:p>
      <text:p text:style-name="P2"><text:span text:style-name="T25">11. Accessibility and Inclusivity:</text:span></text:p>
      <text:p text:style-name="P2"><text:span text:style-name="T26"><text:s text:c="5"/>IoT can help make public transportation more accessible to people with disabilities by providing real-time information and services that cater to their needs.</text:span></text:p>
      <text:p text:style-name="P2"><text:span text:style-name="T27">12. Customization and Personalization:</text:span></text:p>
      <text:p text:style-name="P2"><text:span text:style-name="T28"><text:s text:c="5"/>IoT can enable services that adapt to individual passenger preferences, such as providing real-time notifications or suggesting alternate routes in the event of delays.</text:span></text:p>
      <text:p text:style-name="P2"><text:span text:style-name="T29">13. Data Privacy and Security:</text:span></text:p>
      <text:p text:style-name="P2"><text:span text:style-name="T30"><text:s text:c="5"/>Ensuring the security and privacy of IoT data is crucial, as it can contain sensitive information about passengers and operational details of the transit system.</text:span></text:p>
      <text:p text:style-name="P2"><text:span text:style-name="T31">14. Regulatory Compliance:</text:span></text:p>
      <text:p text:style-name="P2"><text:span text:style-name="T32"><text:s text:c="5"/>Public transportation systems need to comply with various regulations and standards related to safety, accessibility, and data privacy, which IoT solutions must adhere to.</text:span></text:p>
      <text:p text:style-name="P2"><text:span text:style-name="T32">Public transport optimization using IoT is a dynamic field that continues to evolve with advancements in technology. Implementing these solutions requires collaboration between transportation agencies, technology providers, and local governments to create efficient and user-friendly systems that benefit both passengers and cities as a whole.</text:span></text:p>
      <text:p text:style-name="P3"><draw:frame text:anchor-type="as-char" svg:width="152.40mm" svg:height="75.41mm" style:rel-width="scale" style:rel-height="scale"><draw:object-ole xlink:href="OleObj1"/><draw:image xlink:href="ObjectReplacements/OleObj1"/></draw:frame><text:span text:style-name="T34"/></text:p>
      <text:p text:style-name="P4"><text:span text:style-name="T35">PROGRAM</text:span><text:span text:style-name="T36"/></text:p>
      <text:p text:style-name="P5"><text:span text:style-name="T37"/></text:p>
      <text:p text:style-name="P5"><text:span text:style-name="T37"># Create Transport Plan</text:span></text:p>
      <text:p text:style-name="P5"><text:span text:style-name="T37">def transport_plan(data, dict_trucks, capacity_dict):</text:span></text:p>
      <text:p text:style-name="P5"><text:span text:style-name="T37"><text:tab/># List of Stores per Truck for each DAY</text:span></text:p>
      <text:p text:style-name="P5"><text:span text:style-name="T37"><text:tab/>df_plan = pd.DataFrame(data.groupby(['Date', 'TruckID'])['Code'].apply(list))</text:span></text:p>
      <text:p text:style-name="P5"><text:span text:style-name="T37"><text:tab/>df_plan.columns = ['List_Code']</text:span></text:p>
      <text:p text:style-name="P5"><text:span text:style-name="T37"><text:tab/># List of Box Quantity</text:span></text:p>
      <text:p text:style-name="P5"><text:span text:style-name="T37"><text:tab/>df_plan['List_BOX'] = data.groupby(['Date', 'TruckID'])['BOX'].apply(list)</text:span></text:p>
      <text:p text:style-name="P5"><text:span text:style-name="T37"><text:tab/># Mean of FTL</text:span></text:p>
      <text:p text:style-name="P5"><text:span text:style-name="T37"><text:tab/>df_plan['FTL']<text:s text:c="2"/>= data.groupby(['Date', 'TruckID'])['FTL'].mean()</text:span></text:p>
      <text:p text:style-name="P5"><text:span text:style-name="T37"><text:tab/>df_plan['Capacity(T)'] = df_plan['FTL'].map(capacity_dict)</text:span></text:p>
      <text:p text:style-name="P5"><text:span text:style-name="T37"><text:tab/>df_plan['List_Loading'] = data.groupby(['Date', 'TruckID'])['Loading(T)'].apply(list)</text:span></text:p>
      <text:p text:style-name="P5"><text:span text:style-name="T37"><text:tab/>df_plan['Count'] = df_plan['List_Loading'].apply(lambda t: len(t))</text:span></text:p>
      <text:p text:style-name="P5"><text:span text:style-name="T37"><text:tab/>df_plan['Total_tons(T)'] = data.groupby(['Date', 'TruckID'])['Loading(T)'].sum()</text:span></text:p>
      <text:p text:style-name="P5"><text:span text:style-name="T37"/></text:p>
      <text:p text:style-name="P5"><text:span text:style-name="T37"><text:tab/># Distribute: one shipment per col</text:span></text:p>
      <text:p text:style-name="P5"><text:span text:style-name="T37"><text:tab/># Stores</text:span></text:p>
      <text:p text:style-name="P5"><text:span text:style-name="T37"><text:tab/>d = df_plan['List_Code'].apply(pd.Series)</text:span></text:p>
      <text:p text:style-name="P5"><text:span text:style-name="T37"><text:tab/>for col in d:</text:span></text:p>
      <text:p text:style-name="P5"><text:span text:style-name="T37"><text:tab/><text:s text:c="4"/>df_plan["Store%d" % (col+1)] = d[col]</text:span></text:p>
      <text:p text:style-name="P5"><text:span text:style-name="T37"><text:tab/># Boxes number<text:s text:c="4"/></text:span></text:p>
      <text:p text:style-name="P5"><text:span text:style-name="T37"><text:tab/>d = df_plan['List_BOX'].apply(pd.Series)</text:span></text:p>
      <text:p text:style-name="P5"><text:span text:style-name="T37"><text:tab/>for col in d:</text:span></text:p>
      <text:p text:style-name="P5"><text:span text:style-name="T37"><text:tab/><text:s text:c="4"/>df_plan["Box%d" % (col+1)] = d[col]</text:span></text:p>
      <text:p text:style-name="P5"><text:span text:style-name="T37"><text:tab/># Shipments Tonnage</text:span></text:p>
      <text:p text:style-name="P5"><text:span text:style-name="T37"><text:tab/>d = df_plan['List_Loading'].apply(pd.Series)</text:span></text:p>
      <text:p text:style-name="P5"><text:span text:style-name="T37"><text:tab/>for col in d:</text:span></text:p>
      <text:p text:style-name="P5"><text:span text:style-name="T37"><text:tab/><text:s text:c="4"/>df_plan["Tons%d" % (col+1)] = d[col]</text:span></text:p>
      <text:p text:style-name="P5"><text:span text:style-name="T37"/></text:p>
      <text:p text:style-name="P5"><text:span text:style-name="T37"><text:tab/># Fill NaN + Drop useless columns</text:span></text:p>
      <text:p text:style-name="P5"><text:span text:style-name="T37"><text:tab/>df_plan.fillna(0, inplace = True)</text:span></text:p>
      <text:p text:style-name="P5"><text:span text:style-name="T37"><text:tab/>if 1 == 0:</text:span></text:p>
      <text:p text:style-name="P5"><text:span text:style-name="T37"><text:tab/><text:tab/>df_plan.drop(['List_Code'], axis = 1, inplace = True)</text:span></text:p>
      <text:p text:style-name="P5"><text:span text:style-name="T37"><text:tab/><text:tab/>df_plan.drop(['List_BOX'], axis = 1, inplace = True)</text:span></text:p>
      <text:p text:style-name="P5"><text:span text:style-name="T37"><text:tab/><text:tab/>df_plan.drop(['List_Loading'], axis = 1, inplace = True)</text:span></text:p>
      <text:p text:style-name="P5"><text:span text:style-name="T37"/></text:p>
      <text:p text:style-name="P5"><text:span text:style-name="T37"><text:tab/>return df_plan</text:span></text:p>
      <text:p text:style-name="P5"><text:span text:style-name="T37"/></text:p>
      <text:p text:style-name="P6"><text:span text:style-name="T37"/></text:p>
      <text:p text:style-name="P7"><text:span text:style-name="T3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